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 svg:font-family="TimesNewRoman" style:font-family-generic="roman" style:font-pitch="variable"/>
  </office:font-face-decls>
  <office:automatic-styles>
    <style:style style:name="P1" style:family="paragraph" style:parent-style-name="Standard" style:list-style-name="L1">
      <style:text-properties officeooo:paragraph-rsid="00203ba9"/>
    </style:style>
    <style:style style:name="P2" style:family="paragraph" style:parent-style-name="Standard" style:list-style-name="L1">
      <style:text-properties officeooo:rsid="001e6675" officeooo:paragraph-rsid="001e6675"/>
    </style:style>
    <style:style style:name="P3" style:family="paragraph" style:parent-style-name="Standard" style:list-style-name="L1">
      <style:text-properties officeooo:rsid="00203ba9" officeooo:paragraph-rsid="00203ba9"/>
    </style:style>
    <style:style style:name="P4" style:family="paragraph" style:parent-style-name="Standard">
      <style:text-properties officeooo:rsid="00203ba9" officeooo:paragraph-rsid="00203ba9"/>
    </style:style>
    <style:style style:name="P5" style:family="paragraph" style:parent-style-name="Standard" style:list-style-name="L2">
      <style:text-properties officeooo:paragraph-rsid="00203ba9"/>
    </style:style>
    <style:style style:name="P6" style:family="paragraph" style:parent-style-name="Standard" style:list-style-name="L2">
      <style:text-properties officeooo:paragraph-rsid="00222249"/>
    </style:style>
    <style:style style:name="P7" style:family="paragraph" style:parent-style-name="Standard" style:list-style-name="L2">
      <style:text-properties officeooo:rsid="00222249" officeooo:paragraph-rsid="00222249"/>
    </style:style>
    <style:style style:name="T1" style:family="text">
      <style:text-properties style:font-name="TimesNewRoman" fo:font-size="11pt" style:font-size-asian="11pt"/>
    </style:style>
    <style:style style:name="T2" style:family="text">
      <style:text-properties style:font-name="TimesNewRoman" fo:font-size="11pt" officeooo:rsid="001e6675" style:font-size-asian="11pt"/>
    </style:style>
    <style:style style:name="T3" style:family="text">
      <style:text-properties style:font-name="TimesNewRoman" fo:font-size="11pt" officeooo:rsid="00203ba9" style:font-size-asian="11pt"/>
    </style:style>
    <style:style style:name="T4" style:family="text">
      <style:text-properties style:font-name="TimesNewRoman" fo:font-size="11pt" officeooo:rsid="00222249" style:font-size-asian="11pt"/>
    </style:style>
    <style:style style:name="T5" style:family="text">
      <style:text-properties style:font-name="TimesNewRoman" fo:font-size="11pt" fo:language="en" fo:country="US" fo:font-weight="bold" style:font-size-asian="11pt"/>
    </style:style>
    <style:style style:name="T6" style:family="text">
      <style:text-properties style:font-name="TimesNewRoman" fo:font-size="11pt" fo:language="en" fo:country="US" fo:font-weight="bold" officeooo:rsid="002096c0" style:font-size-asian="11pt"/>
    </style:style>
    <style:style style:name="T7" style:family="text">
      <style:text-properties style:font-name="TimesNewRoman" fo:font-size="11pt" fo:language="en" fo:country="US" fo:font-weight="bold" style:font-size-asian="11pt" style:font-weight-asian="bold" style:font-weight-complex="bold"/>
    </style:style>
    <style:style style:name="T8" style:family="text">
      <style:text-properties style:font-name="TimesNewRoman" fo:font-size="11pt" fo:language="en" fo:country="US" fo:font-weight="bold" officeooo:rsid="002096c0" style:font-size-asian="11pt" style:font-weight-asian="bold" style:font-weight-complex="bold"/>
    </style:style>
    <style:style style:name="T9" style:family="text">
      <style:text-properties style:font-name="TimesNewRoman" fo:font-size="11pt" fo:language="en" fo:country="US" style:font-size-asian="11pt"/>
    </style:style>
    <style:style style:name="T10" style:family="text">
      <style:text-properties style:font-name="TimesNewRoman" fo:font-size="11pt" fo:language="en" fo:country="US" fo:font-weight="normal" style:font-size-asian="11pt" style:font-weight-asian="normal" style:font-weight-complex="normal"/>
    </style:style>
    <style:style style:name="T11" style:family="text">
      <style:text-properties style:font-name="TimesNewRoman" fo:font-size="11pt" fo:language="en" fo:country="US" fo:font-weight="normal" officeooo:rsid="002096c0" style:font-size-asian="11pt" style:font-weight-asian="normal" style:font-weight-complex="normal"/>
    </style:style>
    <style:style style:name="T12" style:family="text">
      <style:text-properties style:font-name="TimesNewRoman" fo:font-size="11pt" fo:language="en" fo:country="US" fo:font-weight="normal" officeooo:rsid="00203ba9" style:font-size-asian="11pt" style:font-weight-asian="normal" style:font-weight-complex="normal"/>
    </style:style>
    <style:style style:name="T13" style:family="text">
      <style:text-properties style:font-name="TimesNewRoman" fo:font-size="10pt" style:font-size-asian="10pt"/>
    </style:style>
    <style:style style:name="T14" style:family="text">
      <style:text-properties style:text-position="super 58%" style:font-name="TimesNewRoman" fo:font-size="11pt" officeooo:rsid="002096c0" style:font-size-asian="11pt"/>
    </style:style>
    <style:style style:name="T15" style:family="text">
      <style:text-properties style:text-position="super 58%" style:font-name="TimesNewRoman" fo:font-size="11pt" officeooo:rsid="00222249" style:font-size-asian="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A man is literally what he thinks, his character being the complete sum of his thoughts.</text:p>
        </text:list-item>
        <text:list-item>
          <text:p text:style-name="P2"><text:span text:style-name="T1">As the plant springs from, and could not be without, the seed, so every act of a man springs from the hidden seeds of thought, and could not have appeared without them.</text:span></text:p>
        </text:list-item>
        <text:list-item>
          <text:p text:style-name="P1"><text:span text:style-name="T2">Thought and character are one, and as character can only manifest and discover itself through environment and </text:span><text:span text:style-name="T1">circumstance, the outer conditions of a person's life will always be found to be harmoniously related to his inner </text:span><text:span text:style-name="T2">state.</text:span></text:p>
        </text:list-item>
        <text:list-item>
          <text:p text:style-name="P1"><text:span text:style-name="T2">So true is this that when a man earnestly applies himself to remedy the defects in </text:span><text:span text:style-name="T1">his character, and makes swift and marked progress, he passes rapidly through a succession of vicissitudes.</text:span></text:p>
        </text:list-item>
        <text:list-item>
          <text:p text:style-name="P1"><text:span text:style-name="T1">The outer world of circumstance shapes itself to the inner world of thought, and both pleasant and unpleasant external conditions are factors which make for the ultimate good of the individual. As the reaper of his own harvest, man learns both by suffering and bliss.</text:span></text:p>
        </text:list-item>
        <text:list-item>
          <text:p text:style-name="P3"><text:span text:style-name="T1">Circumstance does not make the man; it reveals him to himself.</text:span></text:p>
        </text:list-item>
        <text:list-item>
          <text:p text:style-name="P3"><text:span text:style-name="T1">The man who does not shrink from self-crucifixion</text:span><text:span text:style-name="T14">1</text:span><text:span text:style-name="T1"> can never fail to accomplish the object upon which his heart is set.</text:span></text:p>
        </text:list-item>
        <text:list-item>
          <text:p text:style-name="P3"><text:span text:style-name="T1">The sole and supreme use of suffering is to purify, to burn out all that is useless and impure. Suffering ceases for him who is pure.</text:span></text:p>
        </text:list-item>
        <text:list-item>
          <text:p text:style-name="P3"><text:span text:style-name="T1">Men imagine that thought can be kept secret, but it cannot; it rapidly crystallizes into habit, and habit solidifies into circumstance.</text:span></text:p>
        </text:list-item>
        <text:list-item>
          <text:p text:style-name="P3"><text:span text:style-name="T1">Doubt and fear are the great enemies of knowledge, and he who encourages them, who does not slay them, thwarts himself at every step.</text:span></text:p>
        </text:list-item>
        <text:list-item>
          <text:p text:style-name="P3"><text:span text:style-name="T1">A man may rise to high success in the world, and even to lofty altitudes in the spiritual realm, and again descend into weakness and wretchedness by allowing arrogant, selfish, and corrupt thoughts to take possession of him.</text:span></text:p>
        </text:list-item>
        <text:list-item>
          <text:p text:style-name="P3"><text:span text:style-name="T1">He who would accomplish little must sacrifice little; he who would achieve much must sacrifice much; he who would attain highly must sacrifice greatly.</text:span></text:p>
        </text:list-item>
        <text:list-item>
          <text:p text:style-name="P1"><text:span text:style-name="T3">A man becomes calm in the measure that he understands himself as a thought-evolved being, for such </text:span><text:span text:style-name="T1">knowledge necessitates the understanding of others as the result of thought, and as he develops a right understanding, and sees more and more clearly the internal relations of things by the action of cause and effect, </text:span><text:span text:style-name="T3">he ceases to fuss and fume and worry and grieve, and remains poised, steadfast, serene.</text:span></text:p>
        </text:list-item>
        <text:list-item>
          <text:p text:style-name="P1"><text:span text:style-name="T3">The more tranquil</text:span><text:span text:style-name="T15">2</text:span><text:span text:style-name="T3"> a man becomes, the greater is his success, his influence, his power for good </text:span><text:span text:style-name="T1">for people will always prefer </text:span><text:span text:style-name="T3">to deal with a man whose demeanour</text:span><text:span text:style-name="T15">3</text:span><text:span text:style-name="T3"> is strongly equable.</text:span></text:p>
        </text:list-item>
      </text:list>
      <text:p text:style-name="P4"/>
      <text:list text:style-name="L2">
        <text:list-item>
          <text:p text:style-name="P5"><text:span text:style-name="T11">Self-crucifixion: </text:span><text:span text:style-name="T12">a process of turning away from those things in our lives that prevent closeness or cause sin that creates distance from the Holy Lord.</text:span><text:span text:style-name="T3"> </text:span></text:p>
        </text:list-item>
        <text:list-item>
          <text:p text:style-name="P7"><text:span text:style-name="T3">T</text:span><text:span text:style-name="T1">ranquil: quite and peaceful.</text:span></text:p>
        </text:list-item>
        <text:list-item>
          <text:p text:style-name="P6"><text:span text:style-name="T4">Demeanour: </text:span><text:span text:style-name="T1">the way a person behaves, dresses, speaks, looks, etc. that show what their character is like</text:span><text:span text:style-name="T4">.</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 svg:font-family="TimesNew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aper-tray-name=""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2T14:32:12.917000000</meta:creation-date>
    <dc:date>2024-08-02T15:57:34.309000000</dc:date>
    <meta:editing-duration>PT3M56S</meta:editing-duration>
    <meta:editing-cycles>2</meta:editing-cycles>
    <meta:generator>LibreOffice/24.2.5.2$Windows_X86_64 LibreOffice_project/bffef4ea93e59bebbeaf7f431bb02b1a39ee8a59</meta:generator>
    <meta:document-statistic meta:table-count="0" meta:image-count="0" meta:object-count="0" meta:page-count="1" meta:paragraph-count="17" meta:word-count="490" meta:character-count="2794" meta:non-whitespace-character-count="2337"/>
  </office:meta>
</office:document-meta>
</file>